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paragraph-properties fo:line-height="115%"/>
      <style:text-properties style:font-name="Liberation Mono"/>
    </style:style>
    <style:style style:name="P2" style:family="paragraph" style:parent-style-name="Standard">
      <style:paragraph-properties fo:line-height="115%" fo:text-align="start" style:justify-single-word="false"/>
      <style:text-properties style:font-name="Liberation Mono" fo:font-size="22pt" fo:font-weight="bold" officeooo:rsid="00165169" officeooo:paragraph-rsid="00165169" style:font-size-asian="22pt" style:font-weight-asian="bold" style:font-size-complex="22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officeooo:paragraph-rsid="00165169"/>
    </style:style>
    <style:style style:name="P4" style:family="paragraph" style:parent-style-name="Standard">
      <style:paragraph-properties fo:line-height="115%" fo:text-align="start" style:justify-single-word="false"/>
      <style:text-properties officeooo:paragraph-rsid="00263920"/>
    </style:style>
    <style:style style:name="P5" style:family="paragraph" style:parent-style-name="Text_20_body">
      <style:paragraph-properties fo:line-height="115%"/>
      <style:text-properties style:font-name="Liberation Sans" fo:font-weight="bold" officeooo:rsid="001f5c85" officeooo:paragraph-rsid="001f5c85" style:font-weight-asian="bold" style:font-weight-complex="bold"/>
    </style:style>
    <style:style style:name="P6" style:family="paragraph" style:parent-style-name="Text_20_body">
      <style:paragraph-properties fo:line-height="100%"/>
      <style:text-properties fo:color="#55308d" loext:opacity="100%" style:font-name="Liberation Mono" officeooo:paragraph-rsid="002006d1"/>
    </style:style>
    <style:style style:name="P7" style:family="paragraph" style:parent-style-name="Text_20_body">
      <style:paragraph-properties fo:line-height="100%"/>
      <style:text-properties officeooo:paragraph-rsid="002006d1"/>
    </style:style>
    <style:style style:name="P8" style:family="paragraph" style:parent-style-name="Text_20_body" style:list-style-name="L1">
      <style:paragraph-properties fo:line-height="115%"/>
      <style:text-properties style:font-name="Liberation Sans" fo:font-weight="bold" officeooo:rsid="00165169" officeooo:paragraph-rsid="00165169" style:font-weight-asian="bold" style:font-weight-complex="bold"/>
    </style:style>
    <style:style style:name="P9" style:family="paragraph" style:parent-style-name="Text_20_body" style:list-style-name="L2">
      <style:paragraph-properties fo:line-height="115%"/>
      <style:text-properties style:font-name="Liberation Sans" fo:font-weight="bold" officeooo:rsid="00165169" officeooo:paragraph-rsid="00165169" style:font-weight-asian="bold" style:font-weight-complex="bold"/>
    </style:style>
    <style:style style:name="P10" style:family="paragraph" style:parent-style-name="Text_20_body" style:list-style-name="L2">
      <style:paragraph-properties fo:line-height="115%"/>
      <style:text-properties style:font-name="Liberation Sans" fo:font-weight="bold" officeooo:paragraph-rsid="001f5c85" style:font-weight-asian="bold" style:font-weight-complex="bold"/>
    </style:style>
    <style:style style:name="P11" style:family="paragraph" style:parent-style-name="Text_20_body" style:list-style-name="L2">
      <style:paragraph-properties fo:line-height="115%"/>
      <style:text-properties style:font-name="Liberation Sans" fo:font-size="12pt" fo:font-weight="bold" officeooo:rsid="0019794d" officeooo:paragraph-rsid="0019794d" style:font-size-asian="12pt" style:font-weight-asian="bold" style:font-size-complex="12pt" style:font-weight-complex="bold"/>
    </style:style>
    <style:style style:name="P12" style:family="paragraph" style:parent-style-name="Text_20_body" style:list-style-name="L2">
      <style:paragraph-properties fo:line-height="115%"/>
      <style:text-properties style:font-name="Liberation Sans" fo:font-size="12pt" fo:font-weight="bold" officeooo:rsid="0019fefb" officeooo:paragraph-rsid="0019fefb" style:font-size-asian="12pt" style:font-weight-asian="bold" style:font-size-complex="12pt" style:font-weight-complex="bold"/>
    </style:style>
    <style:style style:name="P13" style:family="paragraph" style:parent-style-name="Text_20_body" style:list-style-name="L2">
      <style:paragraph-properties fo:line-height="115%"/>
      <style:text-properties style:font-name="Liberation Sans" fo:font-size="12pt" fo:font-weight="bold" officeooo:rsid="001f5c85" officeooo:paragraph-rsid="001f5c85" style:font-size-asian="12pt" style:font-weight-asian="bold" style:font-size-complex="12pt" style:font-weight-complex="bold"/>
    </style:style>
    <style:style style:name="P14" style:family="paragraph" style:parent-style-name="Text_20_body" style:list-style-name="L2">
      <style:paragraph-properties fo:line-height="115%"/>
      <style:text-properties style:font-name="Liberation Sans" fo:font-size="12pt" style:text-underline-style="none" fo:font-weight="bold" officeooo:rsid="001f5c85" officeooo:paragraph-rsid="001f5c85" style:font-size-asian="12pt" style:font-weight-asian="bold" style:font-size-complex="12pt" style:font-weight-complex="bold"/>
    </style:style>
    <style:style style:name="P15" style:family="paragraph" style:parent-style-name="Text_20_body" style:list-style-name="L2">
      <style:paragraph-properties fo:line-height="115%"/>
      <style:text-properties style:font-name="Liberation Sans" fo:font-size="12pt" style:text-underline-style="none" fo:font-weight="bold" officeooo:rsid="00291ac9" officeooo:paragraph-rsid="00291ac9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line-height="115%" fo:break-before="page"/>
      <style:text-properties style:font-name="Liberation Sans" fo:font-size="20pt" style:text-underline-style="none" fo:font-weight="bold" officeooo:rsid="002006d1" officeooo:paragraph-rsid="002006d1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line-height="100%"/>
      <style:text-properties fo:color="#bf0041" loext:opacity="100%" style:font-name="Liberation Mono" fo:font-size="12pt" style:text-underline-style="none" fo:font-weight="bold" officeooo:rsid="002006d1" officeooo:paragraph-rsid="002006d1" style:font-size-asian="10.5pt" style:font-weight-asian="bold" style:font-size-complex="12pt" style:font-weight-complex="bold"/>
    </style:style>
    <style:style style:name="P18" style:family="paragraph" style:parent-style-name="Text_20_body">
      <style:paragraph-properties fo:line-height="100%"/>
      <style:text-properties fo:color="#55308d" loext:opacity="100%" style:font-name="Liberation Mono" fo:font-size="12pt" style:text-underline-style="none" fo:font-weight="bold" officeooo:rsid="002006d1" officeooo:paragraph-rsid="002006d1" style:font-size-asian="10.5pt" style:font-weight-asian="bold" style:font-size-complex="12pt" style:font-weight-complex="bold"/>
    </style:style>
    <style:style style:name="T1" style:family="text">
      <style:text-properties officeooo:rsid="001e5a73"/>
    </style:style>
    <style:style style:name="T2" style:family="text">
      <style:text-properties style:font-name="Liberation Mono" fo:font-size="26pt" fo:font-weight="bold" officeooo:rsid="0000c4a7" style:font-size-asian="26pt" style:font-weight-asian="bold" style:font-size-complex="26pt" style:font-weight-complex="bold"/>
    </style:style>
    <style:style style:name="T3" style:family="text">
      <style:text-properties style:font-name="Liberation Mono" fo:font-size="26pt" fo:font-weight="bold" officeooo:rsid="001e5a73" style:font-size-asian="26pt" style:font-weight-asian="bold" style:font-size-complex="26pt" style:font-weight-complex="bold"/>
    </style:style>
    <style:style style:name="T4" style:family="text">
      <style:text-properties style:font-name="Liberation Mono" fo:font-size="26pt" fo:font-weight="bold" officeooo:rsid="00263920" style:font-size-asian="26pt" style:font-weight-asian="bold" style:font-size-complex="26pt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ize="12pt" style:text-underline-style="none" officeooo:rsid="001f5c85" style:font-size-asian="12pt" style:font-size-complex="12pt"/>
    </style:style>
    <style:style style:name="T9" style:family="text">
      <style:text-properties fo:font-size="12pt" style:text-underline-style="none" officeooo:rsid="00263920" style:font-size-asian="12pt" style:font-size-complex="12pt"/>
    </style:style>
    <style:style style:name="T10" style:family="text">
      <style:text-properties fo:font-size="12pt" style:text-underline-style="none" fo:font-weight="bold" officeooo:rsid="002006d1" style:font-size-asian="10.5pt" style:font-weight-asian="bold" style:font-size-complex="12pt" style:font-weight-complex="bold"/>
    </style:style>
    <style:style style:name="T11" style:family="text">
      <style:text-properties fo:font-size="12pt" style:text-underline-style="none" fo:font-weight="bold" officeooo:rsid="0022e3ab" style:font-size-asian="10.5pt" style:font-weight-asian="bold" style:font-size-complex="12pt" style:font-weight-complex="bold"/>
    </style:style>
    <style:style style:name="T12" style:family="text">
      <style:text-properties fo:font-size="12pt" style:text-underline-style="solid" style:text-underline-width="auto" style:text-underline-color="font-color" officeooo:rsid="001f5c85" style:font-size-asian="12pt" style:font-size-complex="12pt"/>
    </style:style>
    <style:style style:name="T13" style:family="text">
      <style:text-properties fo:color="#bf0041" loext:opacity="100%" fo:font-size="12pt" style:text-underline-style="none" fo:font-weight="bold" officeooo:rsid="002006d1" style:font-size-asian="10.5pt" style:font-weight-asian="bold" style:font-size-complex="12pt" style:font-weight-complex="bold"/>
    </style:style>
    <style:style style:name="T14" style:family="text">
      <style:text-properties fo:color="#bf0041" loext:opacity="100%" style:font-name="Liberation Mono" fo:font-size="12pt" style:text-underline-style="none" fo:font-weight="bold" officeooo:rsid="002006d1" style:font-size-asian="10.5pt" style:font-weight-asian="bold" style:font-size-complex="12pt" style:font-weight-complex="bold"/>
    </style:style>
    <style:style style:name="T15" style:family="text">
      <style:text-properties fo:color="#bf0041" loext:opacity="100%" style:font-name="Liberation Mono" fo:font-size="12pt" style:text-underline-style="none" fo:font-weight="bold" officeooo:rsid="00231ea1" style:font-size-asian="10.5pt" style:font-weight-asian="bold" style:font-size-complex="12pt" style:font-weight-complex="bold"/>
    </style:style>
    <style:style style:name="T16" style:family="text">
      <style:text-properties officeooo:rsid="0022e3ab"/>
    </style:style>
    <style:style style:name="T17" style:family="text">
      <style:text-properties fo:color="#55308d" loext:opacity="100%" style:font-name="Liberation Mono" fo:font-size="12pt" style:text-underline-style="none" fo:font-weight="bold" officeooo:rsid="002006d1" style:font-size-asian="10.5pt" style:font-weight-asian="bold" style:font-size-complex="12pt" style:font-weight-complex="bold"/>
    </style:style>
    <style:style style:name="T18" style:family="text">
      <style:text-properties fo:color="#55308d" loext:opacity="100%" style:font-name="Liberation Mono" fo:font-size="12pt" style:text-underline-style="none" fo:font-weight="bold" officeooo:rsid="0026ab3e" style:font-size-asian="10.5pt" style:font-weight-asian="bold" style:font-size-complex="12pt" style:font-weight-complex="bold"/>
    </style:style>
    <style:style style:name="T19" style:family="text">
      <style:text-properties fo:color="#55308d" loext:opacity="100%" style:font-name="Liberation Mono" fo:font-size="12pt" style:text-underline-style="none" fo:font-weight="bold" officeooo:rsid="0020e8c3" style:font-size-asian="10.5pt" style:font-weight-asian="bold" style:font-size-complex="12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CS</text:span><text:span text:style-name="T3">2308</text:span></text:p>
      <text:p text:style-name="P4"><text:span text:style-name="T2">Foundations of </text:span><text:span text:style-name="T4">CS</text:span><text:span text:style-name="T2"> </text:span><text:span text:style-name="T4">II</text:span></text:p>
      <text:p text:style-name="P2">Style Guide</text:p>
      <text:p text:style-name="P1"/>
      <text:p text:style-name="P5">Code should be easily readable and should expose the intention of the author. The guidelines below should be used when <text:span text:style-name="T16">working on Coding Projects and Weekly Assignments.</text:span></text:p>
      <text:list xml:id="list3105797898" text:style-name="L1">
        <text:list-header>
          <text:p text:style-name="P8"/>
        </text:list-header>
      </text:list>
      <text:list xml:id="list1582452821" text:style-name="L2">
        <text:list-item>
          <text:p text:style-name="P9">Keep every line of code shorter than 80 characters.</text:p>
        </text:list-item>
        <text:list-item>
          <text:p text:style-name="P9">Give variables meaningful names. The name should make the use of the variable obvious.</text:p>
        </text:list-item>
        <text:list-item>
          <text:p text:style-name="P9">Indent every block of code by one tab or four spaces from its parent statement.</text:p>
        </text:list-item>
        <text:list-item>
          <text:p text:style-name="P11">Comments should be included to explain every “complicated” action.</text:p>
        </text:list-item>
        <text:list-item>
          <text:p text:style-name="P12">Every file should include an author, <text:span text:style-name="T1">collaborator,</text:span> and dat<text:span text:style-name="T1">e</text:span> comment.</text:p>
        </text:list-item>
        <text:list-item>
          <text:p text:style-name="P13">Functions should have one “purpose” and the use of the function should be obvious <text:span text:style-name="T5">without</text:span> reading its definition. The following comments should be included with <text:span text:style-name="T6">every function other than </text:span><text:span text:style-name="T7">main</text:span><text:span text:style-name="T6">:</text:span></text:p>
          <text:list>
            <text:list-item>
              <text:p text:style-name="P13"><text:span text:style-name="T5">Name</text:span><text:span text:style-name="T6">- a plain name for the function not in snake or camel case.</text:span></text:p>
            </text:list-item>
            <text:list-item>
              <text:p text:style-name="P13"><text:span text:style-name="T5">Parameters</text:span><text:span text:style-name="T6">- the datatype, name, and use of every parameter to the function.</text:span></text:p>
            </text:list-item>
            <text:list-item>
              <text:p text:style-name="P13"><text:span text:style-name="T5">Returns</text:span><text:span text:style-name="T6">- the value returned by the function or “None” if the function is void.</text:span></text:p>
            </text:list-item>
            <text:list-item>
              <text:p text:style-name="P10"><text:span text:style-name="T12">Side Effects</text:span><text:span text:style-name="T8">- any change the functions makes to the program (e.g. updating a global </text:span><text:span text:style-name="T9">variable, updating a</text:span><text:span text:style-name="T8"> by-reference parameter, or overwriting a file).</text:span></text:p>
            </text:list-item>
          </text:list>
        </text:list-item>
        <text:list-item>
          <text:p text:style-name="P14">Avoid code duplication. The same statement should not appear in multiple branches of a program.</text:p>
        </text:list-item>
        <text:list-item>
          <text:p text:style-name="P15">Variable and function names can be in snake_case or camelCase, but pick one and be consistent.</text:p>
          <text:p text:style-name="P14"/>
        </text:list-item>
      </text:list>
      <text:p text:style-name="P16">Example of Confusing Code:</text:p>
      <text:p text:style-name="P17">//no authorship comments</text:p>
      <text:p text:style-name="P18">#include&lt;iostream&gt;</text:p>
      <text:p text:style-name="P18">#include&lt;fstream&gt;</text:p>
      <text:p text:style-name="P18"/>
      <text:p text:style-name="P18">using namespace std;</text:p>
      <text:p text:style-name="P18"/>
      <text:p text:style-name="P17">//missing function comments</text:p>
      <text:p text:style-name="P7"><text:span text:style-name="T17">float foo(</text:span><text:span text:style-name="T18">float</text:span><text:span text:style-name="T17"> a){</text:span></text:p>
      <text:p text:style-name="P18"><text:s text:c="4"/>ofstream f("out.txt");</text:p>
      <text:p text:style-name="P7"><text:span text:style-name="T17"><text:s text:c="4"/></text:span><text:span text:style-name="T14">//function has two "</text:span><text:span text:style-name="T15">purposes</text:span><text:span text:style-name="T14">"</text:span></text:p>
      <text:p text:style-name="P18"><text:s text:c="4"/>f &lt;&lt; a+273.15;</text:p>
      <text:p text:style-name="P18"><text:s text:c="4"/>return 32.0 + (a * (9.0/5.0));</text:p>
      <text:p text:style-name="P18">}</text:p>
      <text:p text:style-name="P18"/>
      <text:p text:style-name="P18"/>
      <text:p text:style-name="P18">int main(){</text:p>
      <text:p text:style-name="P6"><text:span text:style-name="T10"><text:s text:c="3"/></text:span><text:span text:style-name="T13"><text:s/>//meaningless variable name</text:span></text:p>
      <text:p text:style-name="P7"><text:span text:style-name="T17"><text:s text:c="4"/></text:span><text:span text:style-name="T18">float</text:span><text:span text:style-name="T17"> t = </text:span><text:span text:style-name="T19">20</text:span><text:span text:style-name="T17">;</text:span></text:p>
      <text:p text:style-name="P6"><text:span text:style-name="T10"><text:s text:c="4"/></text:span><text:span text:style-name="T13">//missing comment. what does this loop do?</text:span></text:p>
      <text:p text:style-name="P18"><text:s text:c="4"/>for(int i = 0; i &lt; 7; i++){</text:p>
      <text:p text:style-name="P6"><text:span text:style-name="T10"><text:s text:c="4"/></text:span><text:span text:style-name="T13">//confusing indentation</text:span></text:p>
      <text:p text:style-name="P6"><text:span text:style-name="T10"><text:s text:c="4"/>if(i%2!=1){cout &lt;&lt; foo(t) &lt;&lt; endl;t++;</text:span><text:span text:style-name="T11">}</text:span></text:p>
      <text:p text:style-name="P6"><text:span text:style-name="T10"><text:s text:c="4"/></text:span><text:span text:style-name="T13">//duplicated code</text:span></text:p>
      <text:p text:style-name="P18"><text:s text:c="4"/>else t++;}</text:p>
      <text:p text:style-name="P18"/>
      <text:p text:style-name="P18"><text:s text:c="4"/>return 0;</text:p>
      <text:p text:style-name="P18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1T09:22:10.613023612</meta:creation-date>
    <dc:date>2022-12-30T16:23:47.499896298</dc:date>
    <meta:editing-duration>PT1H41M46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2" meta:paragraph-count="40" meta:word-count="299" meta:character-count="1848" meta:non-whitespace-character-count="1549"/>
  </office:meta>
</office:document-meta>
</file>